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B000002F83A66462D15539254.png" manifest:media-type="image/png"/>
  <manifest:file-entry manifest:full-path="Pictures/10000201000005ED00000319F18EBCB95514CD54.png" manifest:media-type="image/png"/>
  <manifest:file-entry manifest:full-path="Pictures/10000201000005F8000003693297AFE19E2D1A0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11.3689in" fo:margin-bottom="0in" loext:contextual-spacing="false" style:page-number="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.png" text:anchor-type="char" svg:x="-0.0626in" svg:y="-0.7874in" svg:width="6.6929in" svg:height="3.8236in" draw:z-index="2"><draw:image xlink:href="Pictures/10000201000005F8000003693297AFE19E2D1A09.png" xlink:type="simple" xlink:show="embed" xlink:actuate="onLoad" loext:mime-type="image/png"/></draw:frame><draw:frame draw:style-name="fr1" draw:name="image2.png" text:anchor-type="char" svg:x="-0.0937in" svg:y="3.1146in" svg:width="6.6929in" svg:height="3.4984in" draw:z-index="1"><draw:image xlink:href="Pictures/10000201000005ED00000319F18EBCB95514CD54.png" xlink:type="simple" xlink:show="embed" xlink:actuate="onLoad" loext:mime-type="image/png"/></draw:frame><draw:frame draw:style-name="fr1" draw:name="image1.png" text:anchor-type="char" svg:x="-0.0992in" svg:y="6.661in" svg:width="2.5291in" svg:height="4.0465in" draw:z-index="0"><draw:image xlink:href="Pictures/10000201000001DB000002F83A66462D155392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0" meta:word-count="0" meta:character-count="0" meta:non-whitespace-character-count="0"/>
    <meta:generator>LibreOfficeDev/6.0.5.2$Linux_X86_64 LibreOffice_project/</meta:generator>
  </office:meta>
</office:document-meta>
</file>